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0f43" officeooo:paragraph-rsid="00170f4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0f43" officeooo:paragraph-rsid="00170f43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officeooo:rsid="001b558a" officeooo:paragraph-rsid="001b558a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1b558a" officeooo:paragraph-rsid="001f3d96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1c91d4" officeooo:paragraph-rsid="001c91d4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1c91d4" officeooo:paragraph-rsid="001f3d96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d158e" officeooo:paragraph-rsid="001f3d96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bold" officeooo:rsid="001d158e" officeooo:paragraph-rsid="001d158e" style:font-size-asian="10.5pt" style:font-weight-asian="bold" style:font-size-complex="12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bold" officeooo:rsid="001e46f8" officeooo:paragraph-rsid="001e46f8" style:font-size-asian="10.5pt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bold" officeooo:rsid="001e46f8" officeooo:paragraph-rsid="001f3d9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70f43" officeooo:paragraph-rsid="00170f4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70f43" officeooo:paragraph-rsid="001f3d9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ed5be" officeooo:paragraph-rsid="001ed5be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bold" officeooo:rsid="001b558a" officeooo:paragraph-rsid="001b558a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bold" officeooo:rsid="001b558a" officeooo:paragraph-rsid="001f3d96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bold" officeooo:rsid="001c91d4" officeooo:paragraph-rsid="001c91d4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bold" officeooo:rsid="001c91d4" officeooo:paragraph-rsid="001f3d96" style:font-size-asian="12.25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bold" officeooo:rsid="001d158e" officeooo:paragraph-rsid="001d158e" style:font-size-asian="12.25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bold" officeooo:rsid="001d158e" officeooo:paragraph-rsid="001f3d96" style:font-size-asian="12.25pt" style:font-weight-asian="bold" style:font-size-complex="14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font-weight="bold" officeooo:rsid="001d158e" officeooo:paragraph-rsid="001d158e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8df2c" officeooo:paragraph-rsid="00170f43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8df2c" officeooo:paragraph-rsid="001f3d96" style:font-size-asian="12.25pt" style:font-weight-asian="bold" style:font-size-complex="14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4pt" fo:font-weight="bold" officeooo:rsid="001e46f8" officeooo:paragraph-rsid="001e46f8" style:font-size-asian="12.25pt" style:font-weight-asian="bold" style:font-size-complex="14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fo:font-weight="bold" officeooo:rsid="001e46f8" officeooo:paragraph-rsid="001e46f8" style:font-size-asian="12.25pt" style:font-weight-asian="bold" style:font-size-complex="14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fo:font-weight="bold" officeooo:rsid="001e46f8" officeooo:paragraph-rsid="001f3d96" style:font-size-asian="12.25pt" style:font-weight-asian="bold" style:font-size-complex="14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4pt" fo:font-weight="bold" officeooo:rsid="001e6736" officeooo:paragraph-rsid="001e6736" style:font-size-asian="12.25pt" style:font-weight-asian="bold" style:font-size-complex="14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4pt" fo:font-weight="bold" officeooo:rsid="001e6736" officeooo:paragraph-rsid="001f3d9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e6736" officeooo:paragraph-rsid="00170f43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e6736" officeooo:paragraph-rsid="001f3d96" style:font-size-asian="12.25pt" style:font-weight-asian="bold" style:font-size-complex="14pt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4pt" fo:font-weight="bold" officeooo:rsid="001ed5be" officeooo:paragraph-rsid="001ed5be" style:font-size-asian="12.25pt" style:font-weight-asian="bold" style:font-size-complex="14pt" style:font-weight-complex="bold"/>
    </style:style>
    <style:style style:name="P31" style:family="paragraph" style:parent-style-name="Standard" style:list-style-name="L13">
      <style:paragraph-properties fo:text-align="start" style:justify-single-word="false"/>
      <style:text-properties fo:font-size="14pt" fo:font-weight="bold" officeooo:rsid="001ed5be" officeooo:paragraph-rsid="001f3d96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ed5be" officeooo:paragraph-rsid="001ed5be" style:font-size-asian="14pt" style:font-weight-asian="bold" style:font-size-complex="14pt" style:font-weight-complex="bold"/>
    </style:style>
    <style:style style:name="P33" style:family="paragraph" style:parent-style-name="Standard" style:list-style-name="L6">
      <style:text-properties fo:font-size="14pt" fo:font-weight="bold" officeooo:paragraph-rsid="001ed5be" style:font-size-asian="14pt" style:font-weight-asian="bold" style:font-size-complex="14pt" style:font-weight-complex="bold"/>
    </style:style>
    <style:style style:name="P34" style:family="paragraph" style:parent-style-name="Standard" style:list-style-name="L6">
      <style:text-properties fo:font-size="14pt" fo:font-weight="bold" officeooo:paragraph-rsid="001f3d96" style:font-size-asian="14pt" style:font-weight-asian="bold" style:font-size-complex="14pt" style:font-weight-complex="bold"/>
    </style:style>
    <style:style style:name="P35" style:family="paragraph" style:parent-style-name="Standard" style:list-style-name="L9">
      <style:text-properties fo:font-size="14pt" fo:font-weight="bold" officeooo:paragraph-rsid="001ed5be" style:font-size-asian="14pt" style:font-weight-asian="bold" style:font-size-complex="14pt" style:font-weight-complex="bold"/>
    </style:style>
    <style:style style:name="P36" style:family="paragraph" style:parent-style-name="Standard" style:list-style-name="L10">
      <style:text-properties fo:font-size="14pt" fo:font-weight="bold" officeooo:paragraph-rsid="001ed5be" style:font-size-asian="14pt" style:font-weight-asian="bold" style:font-size-complex="14pt" style:font-weight-complex="bold"/>
    </style:style>
    <style:style style:name="P37" style:family="paragraph" style:parent-style-name="Standard" style:list-style-name="L10">
      <style:text-properties fo:font-size="14pt" fo:font-weight="bold" officeooo:paragraph-rsid="001f3d96" style:font-size-asian="14pt" style:font-weight-asian="bold" style:font-size-complex="14pt" style:font-weight-complex="bold"/>
    </style:style>
    <style:style style:name="P38" style:family="paragraph" style:parent-style-name="Standard" style:list-style-name="L11">
      <style:text-properties fo:font-size="14pt" fo:font-weight="bold" officeooo:paragraph-rsid="001ed5be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paragraph-rsid="001ed5be" style:font-size-asian="14pt" style:font-weight-asian="bold" style:font-size-complex="14pt" style:font-weight-complex="bold"/>
    </style:style>
    <style:style style:name="P40" style:family="paragraph" style:parent-style-name="Standard" style:list-style-name="L12">
      <style:paragraph-properties fo:text-align="start" style:justify-single-word="false"/>
      <style:text-properties fo:font-size="14pt" fo:font-weight="bold" officeooo:rsid="00170f43" officeooo:paragraph-rsid="001f3d96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170f43" officeooo:paragraph-rsid="001f3d96" style:font-size-asian="14pt" style:font-weight-asian="bold" style:font-size-complex="14pt" style:font-weight-complex="bold"/>
    </style:style>
    <style:style style:name="P42" style:family="paragraph" style:parent-style-name="Standard" style:list-style-name="L12">
      <style:text-properties fo:font-size="14pt" fo:font-weight="bold" officeooo:paragraph-rsid="001f3d96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paragraph-rsid="001f3d96" style:font-size-asian="14pt" style:font-weight-asian="bold" style:font-size-complex="14pt" style:font-weight-complex="bold"/>
    </style:style>
    <style:style style:name="P44" style:family="paragraph" style:parent-style-name="Standard" style:list-style-name="L13">
      <style:text-properties fo:font-size="14pt" fo:font-weight="bold" officeooo:paragraph-rsid="001f3d96" style:font-size-asian="14pt" style:font-weight-asian="bold" style:font-size-complex="14pt" style:font-weight-complex="bold"/>
    </style:style>
    <style:style style:name="P45" style:family="paragraph" style:parent-style-name="Standard" style:list-style-name="L10">
      <style:text-properties fo:font-size="14pt" officeooo:paragraph-rsid="001ed5be" style:font-size-asian="14pt" style:font-size-complex="14pt"/>
    </style:style>
    <style:style style:name="P46" style:family="paragraph" style:parent-style-name="Standard" style:list-style-name="L10">
      <style:text-properties fo:font-size="14pt" officeooo:paragraph-rsid="001f3d96" style:font-size-asian="14pt" style:font-size-complex="14pt"/>
    </style:style>
    <style:style style:name="P47" style:family="paragraph" style:parent-style-name="Standard">
      <style:text-properties fo:font-size="14pt" officeooo:paragraph-rsid="001f3d96" style:font-size-asian="14pt" style:font-size-complex="14pt"/>
    </style:style>
    <style:style style:name="P48" style:family="paragraph" style:parent-style-name="Standard" style:list-style-name="L4">
      <style:paragraph-properties fo:text-align="start" style:justify-single-word="false"/>
      <style:text-properties officeooo:paragraph-rsid="001ed5be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1ed5be" officeooo:paragraph-rsid="001ed5be"/>
    </style:style>
    <style:style style:name="P50" style:family="paragraph" style:parent-style-name="Standard">
      <style:paragraph-properties fo:text-align="start" style:justify-single-word="false"/>
      <style:text-properties officeooo:rsid="001ed5be" officeooo:paragraph-rsid="001ed5be"/>
    </style:style>
    <style:style style:name="P51" style:family="paragraph" style:parent-style-name="Standard">
      <style:paragraph-properties fo:text-align="center" style:justify-single-word="false"/>
      <style:text-properties fo:font-size="16pt" fo:font-weight="bold" officeooo:rsid="00170f43" officeooo:paragraph-rsid="00170f43" style:font-size-asian="16pt" style:font-weight-asian="bold" style:font-size-complex="16pt" style:font-weight-complex="bold"/>
    </style:style>
    <style:style style:name="T1" style:family="text">
      <style:text-properties officeooo:rsid="0018df2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8df2c" style:font-size-asian="12.25pt" style:font-size-complex="14pt"/>
    </style:style>
    <style:style style:name="T4" style:family="text">
      <style:text-properties fo:font-size="14pt" officeooo:rsid="001b558a" style:font-size-asian="12.25pt" style:font-size-complex="14pt"/>
    </style:style>
    <style:style style:name="T5" style:family="text">
      <style:text-properties fo:font-size="14pt" officeooo:rsid="001c91d4" style:font-size-asian="12.25pt" style:font-size-complex="14pt"/>
    </style:style>
    <style:style style:name="T6" style:family="text">
      <style:text-properties fo:font-size="14pt" officeooo:rsid="001d158e" style:font-size-asian="12.25pt" style:font-size-complex="14pt"/>
    </style:style>
    <style:style style:name="T7" style:family="text">
      <style:text-properties fo:font-size="14pt" officeooo:rsid="001e46f8" style:font-size-asian="12.25pt" style:font-size-complex="14pt"/>
    </style:style>
    <style:style style:name="T8" style:family="text">
      <style:text-properties fo:font-size="14pt" officeooo:rsid="001e6736" style:font-size-asian="12.25pt" style:font-size-complex="14pt"/>
    </style:style>
    <style:style style:name="T9" style:family="text">
      <style:text-properties fo:font-size="14pt" officeooo:rsid="001ed5be" style:font-size-asian="12.25pt" style:font-size-complex="14pt"/>
    </style:style>
    <style:style style:name="T10" style:family="text">
      <style:text-properties fo:font-size="14pt" fo:font-weight="bold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1ed5be" style:font-size-asian="12.25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3d96" style:font-weight-asian="bold" style:font-weight-complex="bold"/>
    </style:style>
    <style:style style:name="T14" style:family="text">
      <style:text-properties officeooo:rsid="001f3d96"/>
    </style:style>
    <style:style style:name="T15" style:family="text">
      <style:text-properties style:font-size-asian="12.2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/><text:span text:style-name="T1">Entrevistas – Gerenciador de filmes e seriados</text:span></text:p>
      <text:p text:style-name="P1"/>
      <text:p text:style-name="P13">Nomes: <text:s/>Hugo Mitsumori<text:tab/><text:tab/><text:tab/>8941262</text:p>
      <text:p text:style-name="P13"><text:tab/> <text:s text:c="2"/>Luan Torres<text:tab/><text:tab/><text:tab/>8941<text:span text:style-name="T14">342</text:span></text:p>
      <text:p text:style-name="P1"/>
      <text:p text:style-name="P2"/>
      <text:p text:style-name="P47">- <text:span text:style-name="T12">Leandro Muller – Estudan</text:span><text:span text:style-name="T13">t</text:span><text:span text:style-name="T12">e de Sistemas de Informação na EACH (03/09/16)</text:span></text:p>
      <text:list xml:id="list3610211129642922703" text:style-name="L6">
        <text:list-item>
          <text:p text:style-name="P34">Não assiste muitas séries, mas vai muito ao cinema</text:p>
        </text:list-item>
        <text:list-item>
          <text:p text:style-name="P34">Trabalha durante o dia e estuda durante a noite, assim tem pouco tempo de acompanhar lançamentos e <text:span text:style-name="T14">anúncios</text:span> de filmes</text:p>
        </text:list-item>
        <text:list-item>
          <text:p text:style-name="P34">Nunca usou nenhum aplicativo que o avisasse de novos filmes que ele pode estar interessado ou quando filmes que ele está interessado entra e sai de cartaz</text:p>
        </text:list-item>
        <text:list-item>
          <text:p text:style-name="P34">A conclusão foi que precisamos de um sistema que permita que o usuário escolha sobre o que e quando deve ser notificado</text:p>
        </text:list-item>
        <text:list-item>
          <text:p text:style-name="P34">Citação representativa: “Nunca tenho tempo pra ver o que tem de bom no cinema, e quando vejo já foi”</text:p>
        </text:list-item>
        <text:list-item>
          <text:p text:style-name="P34">Hipóteses validadas: ter controle de quando começa e termina uma exibição pode ser útil aos usuários</text:p>
        </text:list-item>
        <text:list-item>
          <text:p text:style-name="P34">Avaliação: Nice to have</text:p>
        </text:list-item>
      </text:list>
      <text:p text:style-name="P43"/>
      <text:p text:style-name="P43">- Gustavo Ceccon – Estudante de Ciências da Computação no ICMC (03/09/16)</text:p>
      <text:list xml:id="list4139847091315718439" text:style-name="L12">
        <text:list-item>
          <text:p text:style-name="P42">Assiste muitos animes e frequentemente procura coisas parecidas com o que já viu</text:p>
        </text:list-item>
        <text:list-item>
          <text:p text:style-name="P42">Normalmente assiste em “maratonas”, onde senta e ve todos os capítulos de uma temporada, portanto um sistema para saber onde parou não é tão crucial</text:p>
        </text:list-item>
        <text:list-item>
          <text:p text:style-name="P42">Gostaria de ter dicas do que ver baseado em algum tipo de busca ou dedução com base no que já viu, nesse caso ao apertar um botão</text:p>
        </text:list-item>
        <text:list-item>
          <text:p text:style-name="P42">A conclusão foi que implementar um sistema de recomendação baseado em tags e notas seria bem satisfatório</text:p>
        </text:list-item>
        <text:list-item>
          <text:p text:style-name="P42">Citação representativa: “Vejo bastante coisa, mas sempre é dificil escolher o que ver depois”</text:p>
        </text:list-item>
        <text:list-item>
          <text:p text:style-name="P42">Hipóteses validadas: deixar o processo de acompanhar series e afins o mais simples possível para o usuário é fundamental</text:p>
        </text:list-item>
        <text:list-item>
          <text:p text:style-name="P40">Avaliação: Nice to have</text:p>
        </text:list-item>
      </text:list>
      <text:p text:style-name="P41"/>
      <text:p text:style-name="P22">- Rafael Matsumoto – Estudante de Eng. Quimica da USP Lorena <text:span text:style-name="T14">(03/09/16)</text:span></text:p>
      <text:list xml:id="list9043823967373285015" text:style-name="L3">
        <text:list-item>
          <text:p text:style-name="P10"><text:span text:style-name="T3">A</text:span><text:span text:style-name="T2">ssiste algumas séries, com frequência de 2x por semana, 2h a cada vez</text:span></text:p>
        </text:list-item>
        <text:list-item>
          <text:p text:style-name="P25">Não tem muito problema com relação ao gerenciamento do tempo pois não assiste tantas séries em paralelo e consegue controlar bem isso</text:p>
        </text:list-item>
        <text:list-item>
          <text:p text:style-name="P25">Já usou o MyAnimeList para ajudar a acompanhar animes, mas parou de usar por achar muito trabalhoso o processo de informar quais episódios já <text:soft-page-break/>assistiu(a ferramenta em questão é um serviço via web). Um aplicativo no celular facilitaria bastante nesse sentido, e poderia ter notificações quando lançasse um novo episódio</text:p>
        </text:list-item>
        <text:list-item>
          <text:p text:style-name="P25">Achava prestigioso ver o resultado de quando terminava uma série ou ver todas as séries que já terminou. Disse que um sistema de “archievements” ou experiência ao atingir certos objetivos (como terminar x séries) tornaria mais divertido.</text:p>
        </text:list-item>
        <text:list-item>
          <text:p text:style-name="P25">Já teve problemas quando queria voltar a ver uma série que havia começado um tempo atrás pois não lembrava em qual episódio havia parado, e por conta disso, acaba deixando pra assistir em outro momento</text:p>
        </text:list-item>
        <text:list-item>
          <text:p text:style-name="P25">As conclusões foram que o aplicativo precisa ser prático e rápido na hora de adicionar os episódios assistidos ou que vai assistir, precisa ter notificações pelo celular e ter uma interface que mostre claramente o progresso total do usuário e dê algum tipo de premiação simbólica</text:p>
        </text:list-item>
        <text:list-item>
          <text:p text:style-name="P10"><text:span text:style-name="T2">Citação representativa: “</text:span><text:span text:style-name="T8">Poderia te</text:span><text:span text:style-name="T9">r</text:span><text:span text:style-name="T8"> algo como as medalhas do Pokemon Go ou do Xbox. Não é essencial, mas seria legal”</text:span></text:p>
        </text:list-item>
        <text:list-item>
          <text:p text:style-name="P27">Hipóteses validadas: as pessoas muitas vezes se esquecem de onde parou em determinadas séries</text:p>
        </text:list-item>
        <text:list-item>
          <text:p text:style-name="P27">Avaliação: Nice to Have</text:p>
        </text:list-item>
      </text:list>
      <text:p text:style-name="P29"/>
      <text:p text:style-name="P43">- Renan Araújo – Estudante de Ciencias Farmacêuticas no IQ-USP (04/09/16)</text:p>
      <text:list xml:id="list2256848175928123960" text:style-name="L10">
        <text:list-item>
          <text:p text:style-name="P37">Assiste series de vez em quando, mas nunca lembra onde parou</text:p>
        </text:list-item>
        <text:list-item>
          <text:p text:style-name="P46"><text:span text:style-name="T12">Normalmente assiste não mais que 3 episódios de algumas séries por semana, mas devido à rotina sempre esquece onde parou</text:span></text:p>
        </text:list-item>
        <text:list-item>
          <text:p text:style-name="P37">Gostaria de um sistema simples que permite verificar onde parou e que seja atualizado facilmente (1 click)</text:p>
        </text:list-item>
        <text:list-item>
          <text:p text:style-name="P37">A conclusão foi que casar a utilidade com a facilidade de uso é fundamental, principalmente para usuários com rotinas mais ativas</text:p>
        </text:list-item>
        <text:list-item>
          <text:p text:style-name="P37">Citação representativa: “Mal lembro o que comi ontem, quanto mais o que assisti uma semana atras”</text:p>
        </text:list-item>
        <text:list-item>
          <text:p text:style-name="P37">Hipóteses validadas: um sistema que permite o usuário saber onde parou em uma série é muito importante</text:p>
        </text:list-item>
        <text:list-item>
          <text:p text:style-name="P37">Avaliação: Nice to have</text:p>
          <text:p text:style-name="P37"/>
        </text:list-item>
      </text:list>
      <text:p text:style-name="P43">- Victor Moneratto – Estudante de Ciências da Computação no ICMC (04/09/16)</text:p>
      <text:list xml:id="list7588984076123086273" text:style-name="L13">
        <text:list-item>
          <text:p text:style-name="P44">Assiste filmes sempre que possível, além de gostar muito de discutir suas impressões</text:p>
        </text:list-item>
        <text:list-item>
          <text:p text:style-name="P44">Gostaria de um jeito fácil de comunicar suas impressões de algum filme, principalmente após sair do cinema</text:p>
        </text:list-item>
        <text:list-item>
          <text:p text:style-name="P44">A conclusão foi que podemos adicionar ao menos um “score” para cada filme ou série, mas que discu<text:span text:style-name="T14">ss</text:span>ões seriam muito mais complicados para implementar</text:p>
        </text:list-item>
        <text:list-item>
          <text:p text:style-name="P44">Hipóteses validadas: as funções básicas propostas são suficientes para a <text:soft-page-break/>maioria dos usuários</text:p>
        </text:list-item>
        <text:list-item>
          <text:p text:style-name="P31"><text:span text:style-name="T15">Avaliação: Nice to have</text:span></text:p>
        </text:list-item>
      </text:list>
      <text:p text:style-name="P21"/>
      <text:p text:style-name="P2"><text:span text:style-name="T3">- Lucas Sakurai – Estudante de Eng. Mecatrônica na Poli </text:span><text:span text:style-name="T6">(09/09/16)</text:span></text:p>
      <text:list xml:id="list8188122277208761156" text:style-name="L2">
        <text:list-item>
          <text:p text:style-name="P20">Assiste séries, animes e novelas orientais com uma frequência média de 3x por semana, 1h a cada vez</text:p>
        </text:list-item>
        <text:list-item>
          <text:p text:style-name="P20">Muito atarefado com os estudos da faculdade</text:p>
        </text:list-item>
        <text:list-item>
          <text:p text:style-name="P20">Geralmente acompanha o lançamento de uma série e vai assistindo conforme os episódios vão lançando</text:p>
        </text:list-item>
        <text:list-item>
          <text:p text:style-name="P8"><text:span text:style-name="T2">Nunca usou nenhum </text:span><text:span text:style-name="T7">serviço específico</text:span><text:span text:style-name="T2"> para ajudar a acompanhar as séries, por nunca ter procurado. Usou um site chamado MyAnimeList, mas apenas pra ver a quantidade de horas já assistidas. </text:span><text:span text:style-name="T7">Para novelas orientais, nunca viu nenhum serviço do tipo</text:span></text:p>
        </text:list-item>
        <text:list-item>
          <text:p text:style-name="P23">Disse que alguns sistemas de stream como Netflix e Crunchyroll ajudam a controlar os episódio, mas apenas dos disponíveis para stream no serviço</text:p>
        </text:list-item>
        <text:list-item>
          <text:p text:style-name="P20">Acha que seria bem útil um aplicativo prático que avisasse quando lançasse novos episódios, continuações ou outros relacionados</text:p>
        </text:list-item>
        <text:list-item>
          <text:p text:style-name="P8"><text:span text:style-name="T2">A conclusão foi de que o aplicativo precisa ser de fácil uso, e permita notificações via smartphone que informem sobre os lançamentos. Também será necessário fazer relacionamentos entre séries que tenham a história em comum</text:span></text:p>
        </text:list-item>
        <text:list-item>
          <text:p text:style-name="P20">Citações representativas: “nunca usei nada, geralmente decoro qual episódio parei”</text:p>
        </text:list-item>
        <text:list-item>
          <text:p text:style-name="P23">Hipóteses validadas: existem outras alternativas para o sistema planejado. </text:p>
        </text:list-item>
        <text:list-item>
          <text:p text:style-name="P23">Avaliação: Nice to Have</text:p>
          <text:p text:style-name="P23"/>
        </text:list-item>
      </text:list>
      <text:p text:style-name="P28"/>
      <text:list xml:id="list235250880595527" text:continue-list="list9043823967373285015" text:style-name="L3">
        <text:list-header>
          <text:p text:style-name="P26"/>
        </text:list-header>
      </text:list>
      <text:p text:style-name="P21">- Leon Brum – Estudante de Eng. Elétrica na Poli <text:span text:style-name="T14">(09/09/16)</text:span></text:p>
      <text:list xml:id="list5026944822912002809" text:style-name="L4">
        <text:list-item>
          <text:p text:style-name="P30">Assiste séries e filmes todo dia, cerca de 1h por dia. Aos fins de semana, assiste seriados com a namorada também</text:p>
        </text:list-item>
        <text:list-item>
          <text:p text:style-name="P30">Costuma assistir séries enquanto faz as refeições</text:p>
        </text:list-item>
        <text:list-item>
          <text:p text:style-name="P30">Não usa nenhum serviço para ajudar a acompanhar seriados pois acha desnecessário (consegue decorar o episódio que parou pois fica no histórico de download)</text:p>
        </text:list-item>
        <text:list-item>
          <text:p text:style-name="P30">Só houveram complicações quando foi assistir com a namorada, pois cada um havia assistido uma parte do seriado mas não lembravam qual. Ou então ambos haviam assistido algo, e quando foi continuar sozinho após um tempo, não lembrava onde parou</text:p>
        </text:list-item>
        <text:list-item>
          <text:p text:style-name="P30">Disse que o aplicativo seria útil nesses casos e sugeriu que houvesse opção de acompanhamento coletivo. Ex: amigos assistem um filme, e um deles marca que assistiu com os outros e isso já fica registrado no perfil de todos.</text:p>
        </text:list-item>
        <text:list-item>
          <text:p text:style-name="P30"><text:soft-page-break/>Sugeriu também opção de filtrar os filmes/seriados, por exemplo, que ninguém de determinado grupo assistiu. Ex: está na casa de amigos e querem decidir um filme para assistir que ninguém tenha visto</text:p>
        </text:list-item>
        <text:list-item>
          <text:p text:style-name="P48"><text:span text:style-name="T11">As conclusões foram que o aplicativo ganharia utilidade também para eventos e acompanhamento coletivos. Deve haver uma forma de interação entre os usuários</text:span></text:p>
        </text:list-item>
        <text:list-item>
          <text:p text:style-name="P49"><text:span text:style-name="T10">Citação representativa: “É ruim se todos tiverem que marcar que assistiram. Mais fácil se só um marcar e já ir pra todos”</text:span></text:p>
        </text:list-item>
        <text:list-item>
          <text:p text:style-name="P49"><text:span text:style-name="T10">Hipóteses validadas: o aplicativo pode facilitar na interação entre usuários e grupos de amigos</text:span></text:p>
        </text:list-item>
        <text:list-item>
          <text:p text:style-name="P49"><text:span text:style-name="T10">Avaliação: Nice to Have</text:span></text:p>
        </text:list-item>
      </text:list>
      <text:p text:style-name="P50"/>
      <text:p text:style-name="P12"><text:span text:style-name="T2">- </text:span><text:span text:style-name="T3">Victor Anderson – Estudante de Direito na São Francisco </text:span><text:span text:style-name="T4">(10/09/16)</text:span></text:p>
      <text:list xml:id="list8477768683847121971" text:style-name="L1">
        <text:list-item>
          <text:p text:style-name="P15">Assiste muitas séries, as vezes passa mais de 4h assistindo séries sem parar</text:p>
        </text:list-item>
        <text:list-item>
          <text:p text:style-name="P15">Frequentemente perde o controle do horário, ficando até tarde da madrugada assistindo séries, animes ou filmes</text:p>
        </text:list-item>
        <text:list-item>
          <text:p text:style-name="P4"><text:span text:style-name="T2">Já usou um aplicativo chamado TVShowTime para acompanhar as séries, mas as vezes assistia coisas no metrô e não tinha internet pra registrar no aplicativo (requer uso de internet). Parou de utilizar por pregui</text:span><text:span text:style-name="T5">ça</text:span><text:span text:style-name="T2"> de </text:span><text:span text:style-name="T5">ficar colocando no aplicativo tudo o que viu</text:span></text:p>
        </text:list-item>
        <text:list-item>
          <text:p text:style-name="P17">A conclusão foi de que o nosso sistema precisa ser o mais fácil possível de usar, com o menor número de toque possível, de modo que não seja trabalhoso. Será importante também uma forma de o aplicativo funcionar offline, ao menos para algumas funções básicas.</text:p>
        </text:list-item>
        <text:list-item>
          <text:p text:style-name="P19">Citações representativas: “foi dando preguiça de colocar no aplicativo, e aí <text:s/>fui parando de usar”</text:p>
        </text:list-item>
        <text:list-item>
          <text:p text:style-name="P6"><text:span text:style-name="T2">Hipóteses validadas: algumas pessoal perdem o controle e vão assistindo episódio após o outro sem </text:span><text:span text:style-name="T6">conseguir dosar a quantidade</text:span></text:p>
        </text:list-item>
        <text:list-item>
          <text:p text:style-name="P7"><text:span text:style-name="T2">Avaliação: Nice to have</text:span>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itsumori</meta:initial-creator>
    <meta:creation-date>2016-09-13T13:49:46.189609806</meta:creation-date>
    <dc:date>2016-09-13T23:52:49.748853412</dc:date>
    <dc:creator>Hugo Mitsumori</dc:creator>
    <meta:editing-duration>PT50M23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4" meta:paragraph-count="76" meta:word-count="1375" meta:character-count="8134" meta:non-whitespace-character-count="6877"/>
  </office:meta>
</office:document-meta>
</file>